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ackground-color="#ffffff" fo:border="none"/>
    </style:style>
    <style:style style:name="ce1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/>
          <table:table-cell table:style-name="ce10"/>
          <table:table-cell/>
          <table:table-cell table:style-name="ce3"/>
          <table:table-cell table:style-name="ce10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USUARIO – TABEL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USUARIO – CLASSE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USUARIO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USUARIO – TABELA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ID_USUARIO(PK)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_USUARIO</text:p>
          </table:table-cell>
          <table:table-cell table:number-columns-repeated="3"/>
          <table:table-cell table:style-name="ce5" office:value-type="string" calcext:value-type="string">
            <text:p>ID_USUARIO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USUARIO(PK)</text:p>
          </table:table-cell>
          <table:table-cell table:style-name="ce15"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LOGIN</text:p>
          </table:table-cell>
          <table:table-cell table:number-columns-repeated="3"/>
          <table:table-cell table:style-name="ce5" office:value-type="string" calcext:value-type="string">
            <text:p>LOGIN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LOGIN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SENHA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SENHA</text:p>
          </table:table-cell>
          <table:table-cell table:number-columns-repeated="3"/>
          <table:table-cell table:style-name="ce5" office:value-type="string" calcext:value-type="string">
            <text:p>SENHA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SENHA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NOME</text:p>
          </table:table-cell>
          <table:table-cell table:number-columns-repeated="3"/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NIVEL</text:p>
          </table:table-cell>
          <table:table-cell table:number-columns-repeated="3"/>
          <table:table-cell table:style-name="ce5" office:value-type="string" calcext:value-type="string">
            <text:p>NIVEL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NIVEL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EQUIPE</text:p>
          </table:table-cell>
          <table:table-cell table:number-columns-repeated="3"/>
          <table:table-cell table:style-name="ce6" office:value-type="string" calcext:value-type="string">
            <text:p>OBJ_EQUIPE</text:p>
          </table:table-cell>
          <table:table-cell table:style-name="ce13" office:value-type="string" calcext:value-type="string">
            <text:p>EQUIPE</text:p>
          </table:table-cell>
          <table:table-cell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EQUIPE - TABEL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QUIPE – CLASSE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D_EQUIPE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EQUIPE</text:p>
          </table:table-cell>
          <table:table-cell table:number-columns-repeated="3"/>
          <table:table-cell table:style-name="ce5" office:value-type="string" calcext:value-type="string">
            <text:p>ID_EQUIPE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17" office:value-type="string" calcext:value-type="string">
            <text:p>ID_EQUIPE(PK)</text:p>
          </table:table-cell>
          <table:table-cell table:style-name="ce14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NOME</text:p>
          </table:table-cell>
          <table:table-cell table:number-columns-repeated="3"/>
          <table:table-cell table:style-name="ce6" office:value-type="string" calcext:value-type="string">
            <text:p>NOME</text:p>
          </table:table-cell>
          <table:table-cell table:style-name="ce13"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NOME</text:p>
          </table:table-cell>
          <table:table-cell table:style-name="ce16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RQUIVO – TABEL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RQUIVO – CLASSE</text:p>
          </table:table-cell>
          <table:covered-table-cell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ID_ARQUIVO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ARQUIVO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ONTEUD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CONTEUDO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ce5" office:value-type="string" calcext:value-type="string">
            <text:p>ID_EQUIPE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17" office:value-type="string" calcext:value-type="string">
            <text:p>ID_EQUIPE(PK)</text:p>
          </table:table-cell>
          <table:table-cell table:style-name="ce14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6" office:value-type="string" calcext:value-type="string">
            <text:p>NOME</text:p>
          </table:table-cell>
          <table:table-cell table:style-name="ce13"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NOME</text:p>
          </table:table-cell>
          <table:table-cell table:style-name="ce16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POSTIT – TABEL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OSTIT – CLASSE</text:p>
          </table:table-cell>
          <table:covered-table-cell/>
          <table:table-cell table:number-columns-repeated="2"/>
          <table:table-cell table:style-name="ce7" office:value-type="string" calcext:value-type="string" table:number-columns-spanned="2" table:number-rows-spanned="1">
            <text:p>ARQUIVO – CLASSE</text:p>
          </table:table-cell>
          <table:covered-table-cell table:style-name="ce14"/>
          <table:table-cell/>
          <table:table-cell table:style-name="ce7" office:value-type="string" calcext:value-type="string" table:number-columns-spanned="2" table:number-rows-spanned="1">
            <text:p>ARQUIVO – TABELA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ID_POSTIT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POSTIT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5" office:value-type="string" calcext:value-type="string">
            <text:p>ID_ARQUIVO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ARQUIVO(PK)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5" office:value-type="string" calcext:value-type="string">
            <text:p>TITULO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TITULO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ONTEUD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CONTEUDO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ce5" office:value-type="string" calcext:value-type="string">
            <text:p>CONTEUDO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CONTEUDO</text:p>
          </table:table-cell>
          <table:table-cell table:style-name="ce15"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ID_USUARIO(PK)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USUARIO(PK)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6" office:value-type="string" calcext:value-type="string">
            <text:p>OBJ_EQUIPE</text:p>
          </table:table-cell>
          <table:table-cell table:style-name="ce13" office:value-type="string" calcext:value-type="string">
            <text:p>EQUIPE</text:p>
          </table:table-cell>
          <table:table-cell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OJETO – TABEL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ROJETO – CLASSE</text:p>
          </table:table-cell>
          <table:covered-table-cell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ID_PROJETO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PROJETO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ROJETO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PROJETO – TABELA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5" office:value-type="string" calcext:value-type="string">
            <text:p>ID_PROJETO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PROJETO(PK)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EQUIPE(FK)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OBJ_EQUIPE</text:p>
          </table:table-cell>
          <table:table-cell table:style-name="ce13" office:value-type="string" calcext:value-type="string">
            <text:p>EQUIPE</text:p>
          </table:table-cell>
          <table:table-cell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EGER(11)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TAREFA – TABEL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AREFA – CLASSE</text:p>
          </table:table-cell>
          <table:covered-table-cell/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D_TAREFA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TAREFA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TITUL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5" office:value-type="string" calcext:value-type="string">
            <text:p>ID_EQUIPE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17" office:value-type="string" calcext:value-type="string">
            <text:p>ID_EQUIPE(PK)</text:p>
          </table:table-cell>
          <table:table-cell table:style-name="ce14" office:value-type="string" calcext:value-type="string">
            <text:p>INTEGER(11)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6" office:value-type="string" calcext:value-type="string">
            <text:p>NOME</text:p>
          </table:table-cell>
          <table:table-cell table:style-name="ce13"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NOME</text:p>
          </table:table-cell>
          <table:table-cell table:style-name="ce16"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DATA_INICIO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DATA_INICI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DATA_FINAL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DATA_FINA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RECURSOS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RECURSOS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ID_PROJETO</text:p>
          </table:table-cell>
          <table:table-cell office:value-type="string" calcext:value-type="string">
            <text:p>INTEGER(11)</text:p>
          </table:table-cell>
          <table:table-cell/>
          <table:table-cell office:value-type="string" calcext:value-type="string">
            <text:p>ID_PROJETO</text:p>
          </table:table-cell>
          <table:table-cell office:value-type="string" calcext:value-type="string">
            <text:p>INTEGER(11)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PROJETO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PROJETO – TABELA</text:p>
          </table:table-cell>
          <table:covered-table-cell table:style-name="ce14"/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ID_PROJETO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PROJETO(PK)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OBJ_EQUIPE</text:p>
          </table:table-cell>
          <table:table-cell table:style-name="ce13" office:value-type="string" calcext:value-type="string">
            <text:p>EQUIPE</text:p>
          </table:table-cell>
          <table:table-cell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TAREFA – CLASSE</text:p>
          </table:table-cell>
          <table:covered-table-cell table:style-name="ce11"/>
          <table:table-cell/>
          <table:table-cell table:style-name="ce4" office:value-type="string" calcext:value-type="string" table:number-columns-spanned="2" table:number-rows-spanned="1">
            <text:p>TAREFA – TABELA</text:p>
          </table:table-cell>
          <table:covered-table-cell table:style-name="ce11"/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ID_TAREFA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_TAREFA(PK)</text:p>
          </table:table-cell>
          <table:table-cell table:style-name="ce18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TITULO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8" office:value-type="string" calcext:value-type="string">
            <text:p>TITULO</text:p>
          </table:table-cell>
          <table:table-cell table:style-name="ce18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DESCRIÇÃO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8" office:value-type="string" calcext:value-type="string">
            <text:p>DESCRIÇÃO</text:p>
          </table:table-cell>
          <table:table-cell table:style-name="ce18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DATA_INICIO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8" office:value-type="string" calcext:value-type="string">
            <text:p>DATA_INICIO</text:p>
          </table:table-cell>
          <table:table-cell table:style-name="ce18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DATA_FINAL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8" office:value-type="string" calcext:value-type="string">
            <text:p>DATA_FINAL</text:p>
          </table:table-cell>
          <table:table-cell table:style-name="ce18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RECURSOS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8" office:value-type="string" calcext:value-type="string">
            <text:p>RECURSOS</text:p>
          </table:table-cell>
          <table:table-cell table:style-name="ce18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OBJ_PROJETO</text:p>
          </table:table-cell>
          <table:table-cell table:style-name="ce13" office:value-type="string" calcext:value-type="string">
            <text:p>PROJETO</text:p>
          </table:table-cell>
          <table:table-cell/>
          <table:table-cell table:style-name="ce18" office:value-type="string" calcext:value-type="string">
            <text:p>ID_PROJETO(FK)</text:p>
          </table:table-cell>
          <table:table-cell table:style-name="ce18" office:value-type="string" calcext:value-type="string">
            <text:p>INTEGER(11)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calcext:value-type="string" table:number-columns-spanned="2" table:number-rows-spanned="1">
            <text:p>POSTIT – CLASSE</text:p>
          </table:table-cell>
          <table:covered-table-cell table:style-name="ce14"/>
          <table:table-cell/>
          <table:table-cell table:style-name="ce7" office:value-type="string" calcext:value-type="string" table:number-columns-spanned="2" table:number-rows-spanned="1">
            <text:p>POSTIT – TABELA</text:p>
          </table:table-cell>
          <table:covered-table-cell table:style-name="ce14"/>
          <table:table-cell/>
        </table:table-row>
        <table:table-row table:style-name="ro1">
          <table:table-cell table:number-columns-repeated="7"/>
          <table:table-cell table:style-name="ce8" office:value-type="string" calcext:value-type="string">
            <text:p>ID_POSTIT</text:p>
          </table:table-cell>
          <table:table-cell table:style-name="ce15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POSTIT(PK)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8" office:value-type="string" calcext:value-type="string">
            <text:p>TITULO</text:p>
          </table:table-cell>
          <table:table-cell table:style-name="ce15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TITULO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8" office:value-type="string" calcext:value-type="string">
            <text:p>CONTEUDO</text:p>
          </table:table-cell>
          <table:table-cell table:style-name="ce15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CONTEUDO</text:p>
          </table:table-cell>
          <table:table-cell table:style-name="ce15" office:value-type="string" calcext:value-type="string">
            <text:p>TEXT</text:p>
          </table:table-cell>
          <table:table-cell/>
        </table:table-row>
        <table:table-row table:style-name="ro1">
          <table:table-cell table:number-columns-repeated="7"/>
          <table:table-cell table:style-name="ce8" office:value-type="string" calcext:value-type="string">
            <text:p>ID_USUARIO(PK)</text:p>
          </table:table-cell>
          <table:table-cell table:style-name="ce15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USUARIO(FK)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</text:p>
          </table:table-cell>
          <table:table-cell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ID_EQUIPE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17" office:value-type="string" calcext:value-type="string">
            <text:p>ID_EQUIPE(PK)</text:p>
          </table:table-cell>
          <table:table-cell table:style-name="ce14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NOME</text:p>
          </table:table-cell>
          <table:table-cell table:style-name="ce13"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NOME</text:p>
          </table:table-cell>
          <table:table-cell table:style-name="ce16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USUARIO – CLASSE</text:p>
          </table:table-cell>
          <table:covered-table-cell table:style-name="ce11"/>
          <table:table-cell/>
          <table:table-cell table:style-name="ce7" office:value-type="string" calcext:value-type="string" table:number-columns-spanned="2" table:number-rows-spanned="1">
            <text:p>USUARIO – TABELA</text:p>
          </table:table-cell>
          <table:covered-table-cell table:style-name="ce14"/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ID_USUARIO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ID_USUARIO(PK)</text:p>
          </table:table-cell>
          <table:table-cell table:style-name="ce15"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LOGIN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LOGIN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SENHA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SENHA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NOME</text:p>
          </table:table-cell>
          <table:table-cell table:style-name="ce15"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 calcext:value-type="string">
            <text:p>NIVEL</text:p>
          </table:table-cell>
          <table:table-cell table:style-name="ce12" office:value-type="string" calcext:value-type="string">
            <text:p>INT</text:p>
          </table:table-cell>
          <table:table-cell/>
          <table:table-cell table:style-name="ce8" office:value-type="string" calcext:value-type="string">
            <text:p>NIVEL</text:p>
          </table:table-cell>
          <table:table-cell table:style-name="ce15" office:value-type="string" calcext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OBJ_EQUIPE</text:p>
          </table:table-cell>
          <table:table-cell table:style-name="ce13" office:value-type="string" calcext:value-type="string">
            <text:p>EQUIPE</text:p>
          </table:table-cell>
          <table:table-cell/>
          <table:table-cell table:style-name="ce9" office:value-type="string" calcext:value-type="string">
            <text:p>ID_EQUIPE(FK)</text:p>
          </table:table-cell>
          <table:table-cell table:style-name="ce16" office:value-type="string" calcext:value-type="string">
            <text:p>INTEGER(11)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 table:number-rows-repeated="104849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9:25:16</meta:creation-date>
    <dc:date>2013-11-13T17:22:53.312755483</dc:date>
    <meta:editing-duration>PT33M7S</meta:editing-duration>
    <meta:editing-cycles>43</meta:editing-cycles>
    <meta:generator>LibreOffice/4.1.2.3$Linux_X86_64 LibreOffice_project/410m0$Build-3</meta:generator>
    <dc:creator>user </dc:creator>
    <meta:document-statistic meta:table-count="1" meta:cell-count="302" meta:object-count="0"/>
  </office:meta>
</office:document-meta>
</file>